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400000198A2B43D471512EA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18.25cm"/>
    </style:style>
    <style:style style:name="gr2" style:family="graphic" style:parent-style-name="standard">
      <style:graphic-properties draw:stroke="none" svg:stroke-color="#000000" draw:fill="none" draw:fill-color="#ffffff" fo:min-height="1.913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3.75cm"/>
    </style:style>
    <style:style style:name="gr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1.7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1.75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1.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2cm"/>
    </style:style>
    <style:style style:name="gr9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standard">
      <style:graphic-properties draw:stroke="none" svg:stroke-color="#ffffff" draw:fill="none" draw:fill-color="#ffffff" fo:min-height="0.988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3.5cm"/>
    </style:style>
    <style:style style:name="gr1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2.5cm"/>
    </style:style>
    <style:style style:name="gr15" style:family="graphic" style:parent-style-name="standard">
      <style:graphic-properties svg:stroke-color="#ffffff" draw:fill-color="#ffffff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2cm"/>
    </style:style>
    <style:style style:name="gr18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362cm"/>
      <style:paragraph-properties style:writing-mode="lr-tb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4cm"/>
    </style:style>
    <style:style style:name="gr2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.75cm"/>
    </style:style>
    <style:style style:name="gr23" style:family="graphic" style:parent-style-name="standard">
      <style:graphic-properties draw:stroke="none" svg:stroke-color="#000000" draw:fill="none" draw:fill-color="#ffffff" fo:min-height="1.771cm"/>
      <style:paragraph-properties style:writing-mode="lr-tb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2.5cm" fo:min-width="4.5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1.25cm"/>
    </style:style>
    <style:style style:name="gr26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ize="17pt" style:font-size-asian="17pt" style:font-size-complex="17pt"/>
    </style:style>
    <style:style style:name="P10" style:family="paragraph">
      <loext:graphic-properties draw:fill="none" draw:fill-color="#ffffff"/>
      <style:text-properties fo:font-size="17pt" style:font-size-asian="17pt" style:font-size-complex="17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7pt" style:font-size-asian="17pt" style:font-size-complex="17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5cm" svg:height="2.25cm" svg:x="1.25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009cm" svg:height="2.163cm" svg:x="0.02cm" svg:y="0.25cm">
          <draw:text-box>
            <text:p>“ΠΕΡΝΑΩ ΠΟΛΥ ΩΡΑ ΣΕ ΑΥΤΗ ΤΗΝ ΕΡΓΑΣΙΑ. ΠΡΕΠΕΙ ΝΑ ΓΡΑΨΩ ΕΝΑ ΠΡΟΓΡΑΜΜΑ ΓΙΑ ΝΑ ΤΗΝ ΑΥΤΟΜΑΤΟΠΟΙΗΣΩ!”</text:p>
          </draw:text-box>
        </draw:frame>
        <draw:custom-shape draw:style-name="gr3" draw:text-style-name="P1" draw:layer="layout" svg:width="4.25cm" svg:height="1.25cm" svg:x="9cm" svg:y="2.7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25cm" svg:height="1.75cm" svg:x="9cm" svg:y="2.75cm">
          <draw:text-box>
            <text:p text:style-name="P3"><text:span text:style-name="T1">ΘΕΩΡΙΑ:</text:span></text:p>
          </draw:text-box>
        </draw:frame>
        <draw:custom-shape draw:style-name="gr5" draw:text-style-name="P1" draw:layer="layout" svg:width="2.25cm" svg:height="1.75cm" svg:x="0.25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5cm" svg:height="1.25cm" svg:x="0.25cm" svg:y="1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1cm" svg:x="7.5cm" svg:y="1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cm" svg:height="0.75cm" svg:x="7.5cm" svg:y="19.75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75cm" svg:height="2.223cm" svg:x="0cm" svg:y="6.5cm">
          <draw:text-box>
            <text:p text:style-name="P5"><text:span text:style-name="T2">ΔΟΥ-ΛΕΙΑ</text:span></text:p>
          </draw:text-box>
        </draw:frame>
        <draw:frame draw:style-name="gr9" draw:text-style-name="P6" draw:layer="layout" svg:width="2.75cm" svg:height="2.223cm" svg:x="0cm" svg:y="16.027cm">
          <draw:text-box>
            <text:p text:style-name="P5"><text:span text:style-name="T2">ΔΟΥ-ΛΕΙΑ</text:span></text:p>
          </draw:text-box>
        </draw:frame>
        <draw:frame draw:style-name="gr10" draw:text-style-name="P6" draw:layer="layout" svg:width="3.75cm" svg:height="1.25cm" svg:x="7.75cm" svg:y="10cm">
          <draw:text-box>
            <text:p text:style-name="P5"><text:span text:style-name="T2">ΧΡΟΝΟΣ</text:span></text:p>
          </draw:text-box>
        </draw:frame>
        <draw:frame draw:style-name="gr11" draw:text-style-name="P2" draw:layer="layout" svg:width="3.605cm" svg:height="1.238cm" svg:x="7.5cm" svg:y="19.512cm">
          <draw:text-box>
            <text:p><text:span text:style-name="T2">ΧΡΟΝΟΣ</text:span></text:p>
          </draw:text-box>
        </draw:frame>
        <draw:custom-shape draw:style-name="gr12" draw:text-style-name="P1" draw:layer="layout" svg:width="4cm" svg:height="1.25cm" svg:x="9cm" svg:y="12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9cm" svg:height="1.5cm" svg:x="6.25cm" svg:y="12cm">
          <draw:text-box>
            <text:p text:style-name="P3"><text:span text:style-name="T1">ΠΡΑΓΜΑΤΙΚΟΤΗΤΑ:</text:span></text:p>
          </draw:text-box>
        </draw:frame>
        <draw:custom-shape draw:style-name="gr14" draw:text-style-name="P1" draw:layer="layout" svg:width="3cm" svg:height="1.75cm" svg:x="3.5cm" svg:y="5cm">
          <text:p/>
          <draw:enhanced-geometry svg:viewBox="0 0 21600 21600" draw:type="rectangle" draw:enhanced-path="M 0 0 L 21600 0 21600 21600 0 21600 0 0 Z N"/>
        </draw:custom-shape>
        <draw:path draw:style-name="gr15" draw:text-style-name="P1" draw:layer="layout" svg:width="3.453cm" svg:height="2.39cm" svg:x="3.796cm" svg:y="14.434cm" svg:viewBox="0 0 3454 2391" svg:d="M0 464c347-94 674-234 1040-288 357-53 705-150 1071-173 370-24 691 100 1040 173 363 76 465 744-64 805-379 44-657 508-504 834 178 377-289 558-630 575-424 21-672-277-1071-230h-346l-316 87-32 28z">
          <text:p/>
        </draw:path>
        <draw:frame draw:style-name="gr16" draw:text-style-name="P2" draw:layer="layout" svg:width="4.5cm" svg:height="2.021cm" svg:x="3.25cm" svg:y="4.229cm">
          <draw:text-box>
            <text:p>ΓΡΑΨΙΜΟ ΚΩΔΙΚΑ</text:p>
          </draw:text-box>
        </draw:frame>
        <draw:frame draw:style-name="gr16" draw:text-style-name="P2" draw:layer="layout" svg:width="4.5cm" svg:height="2.021cm" svg:x="3cm" svg:y="14.729cm">
          <draw:text-box>
            <text:p>ΓΡΑΨΙΜΟ</text:p>
            <text:p>ΚΩΔΙΚΑ</text:p>
          </draw:text-box>
        </draw:frame>
        <draw:custom-shape draw:style-name="gr17" draw:text-style-name="P1" draw:layer="layout" svg:width="2.5cm" svg:height="2.25cm" svg:x="16.25cm" svg:y="6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75cm" svg:height="3cm" svg:x="15.5cm" svg:y="4.75cm">
          <draw:text-box>
            <text:p text:style-name="P7">ΕΛΕΥΘΕΡΟΣ ΧΡΟΝΟΣ</text:p>
          </draw:text-box>
        </draw:frame>
        <draw:path draw:style-name="gr15" draw:text-style-name="P1" draw:layer="layout" svg:width="4.738cm" svg:height="2.43cm" svg:x="9.979cm" svg:y="6.965cm" svg:viewBox="0 0 4739 2431" svg:d="M0 340c330 73 697 161 1007 29 321-137 619-264 949-259 358 5 632-173 977-86 311 79 625 28 949 86 308 55 716 88 777 489 44 293 118 595 57 892-87 425-547 452-862 575-336 132-677 267-1036 316-333 46-680 81-1006 0-317-79-603-254-892-403l-316-28-115 28z">
          <text:p/>
        </draw:path>
        <draw:frame draw:style-name="gr16" draw:text-style-name="P10" draw:layer="layout" svg:width="6.5cm" svg:height="2cm" svg:x="9.865cm" svg:y="7.048cm">
          <draw:text-box>
            <text:p text:style-name="P9"><text:span text:style-name="T3">ΑΝΑΛΑΜΒΑΝΕΙ Ο ΑΥΤΟΜΑΤΙΣΜΟΣ</text:span></text:p>
          </draw:text-box>
        </draw:frame>
        <draw:path draw:style-name="gr15" draw:text-style-name="P1" draw:layer="layout" svg:width="5.569cm" svg:height="2.274cm" svg:x="2.875cm" svg:y="7.561cm" svg:viewBox="0 0 5570 2275" svg:d="M0 406c279-159 519-435 892-403 329 28 606 200 949 144 321-54 651-97 978-58 304 35 886-163 891 317 4 405 380 595 748 489 336-97 841-88 1007 345 94 242 285 813-317 747-362-41-694-245-1035-86-312 144-654 107-978 144-316 36-634 48-949 86-319 38-635 71-949 29l-316 29-374 28-201 58z">
          <text:p/>
        </draw:path>
        <draw:frame draw:style-name="gr19" draw:text-style-name="P12" draw:layer="layout" svg:width="5.5cm" svg:height="2.612cm" svg:x="2.75cm" svg:y="8cm">
          <draw:text-box>
            <text:p text:style-name="P11"><text:span text:style-name="T4">ΔΟΥΛΕΙΑ ΣΤΗΝ ΑΡΧΙΚΗ ΕΡΓΑΣΙΑ</text:span></text:p>
          </draw:text-box>
        </draw:frame>
        <draw:custom-shape draw:style-name="gr20" draw:text-style-name="P1" draw:layer="layout" svg:width="4.5cm" svg:height="1.25cm" svg:x="7.5cm" svg:y="13.222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4.5cm" svg:height="1.136cm" svg:x="7.5cm" svg:y="13.5cm">
          <draw:text-box>
            <text:p>DEBUGGING</text:p>
          </draw:text-box>
        </draw:frame>
        <draw:custom-shape draw:style-name="gr22" draw:text-style-name="P1" draw:layer="layout" svg:width="4.25cm" svg:height="1cm" svg:x="8.5cm" svg:y="16.25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7.5cm" svg:height="1.25cm" svg:x="7.25cm" svg:y="16cm">
          <draw:text-box>
            <text:p>ΕΠΑΝΕΞΕΤΑΣΗ</text:p>
          </draw:text-box>
        </draw:frame>
        <draw:path draw:style-name="gr15" draw:text-style-name="P1" draw:layer="layout" svg:width="8.232cm" svg:height="2.671cm" svg:x="12.308cm" svg:y="13.002cm" svg:viewBox="0 0 8233 2672" svg:d="M0 2241c243-303 520-596 863-777 292-154 583-309 892-431 303-120 594-262 920-288 319-27 628-115 949-115 337 0 618-167 949-230 308-60 587-38 892-115 297-76 612-85 920-86 329-1 616-185 949-144 305 37 678-268 863 259 178 507-358 548-604 632-321 108-614 264-949 288-414 28-817 112-1208 230-366 110-748 119-1122 115-366-5-733 19-1093 86-381 70-627 387-977 518-333 124-694 117-1036 201l-287 288h-144z">
          <text:p/>
        </draw:path>
        <draw:frame draw:style-name="gr23" draw:text-style-name="P2" draw:layer="layout" svg:width="8cm" svg:height="2.021cm" svg:x="13.25cm" svg:y="14cm">
          <draw:text-box>
            <text:p>ΣΥΝΕΧΗΣ ΑΝΑΠΤΥΞΗ</text:p>
          </draw:text-box>
        </draw:frame>
        <draw:custom-shape draw:style-name="gr24" draw:text-style-name="P1" draw:layer="layout" svg:width="5cm" svg:height="2.75cm" svg:x="15.75cm" svg:y="16.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75cm" svg:height="1.5cm" svg:x="15cm" svg:y="17.25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5cm" svg:height="4cm" svg:x="15.75cm" svg:y="15.5cm">
          <draw:text-box>
            <text:p text:style-name="P7">ΚΑΘΟΛΟΥ ΧΡΟΝΟΣ ΓΙΑ ΑΡΧΙΚΗ ΕΡΓΑΣΙΑ ΠΙΑ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adornments="Bold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19400000198A2B43D471512EA7A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Bold" style:font-family-generic="script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2T16:33:28.144676327</meta:creation-date>
    <dc:date>2023-06-02T16:53:13.627391280</dc:date>
    <meta:editing-duration>PT9M21S</meta:editing-duration>
    <meta:editing-cycles>1</meta:editing-cycles>
    <meta:document-statistic meta:object-count="33"/>
    <meta:generator>LibreOffice/7.3.7.2$Linux_X86_64 LibreOffice_project/30$Build-2</meta:generator>
  </office:meta>
</office:document-meta>
</file>